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8799"/>
    </style:style>
    <style:style style:name="T1" style:family="text">
      <style:text-properties officeooo:rsid="000887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sdfsdfsdfds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13:50</meta:creation-date>
    <dc:date>2013-07-30T14:14:1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4.0.3.3$Linux_x86 LibreOffice_project/400m0$Build-3</meta:generator>
  </office:meta>
</office:document-meta>
</file>